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adlin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With reader no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This is an example text in the notes sec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6-01-03T10:58:59</meta:creation-date>
    <meta:editing-duration>PT1M12S</meta:editing-duration>
    <meta:editing-cycles>2</meta:editing-cycles>
    <dc:date>2026-01-03T11:00:09</dc:date>
    <meta:document-statistic meta:object-count="25"/>
    <meta:generator>OpenOffice/4.1.16$Unix OpenOffice.org_project/4116m3$Build-9816</meta:generator>
  </office:meta>
</office:document-meta>
</file>